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put" table:style-name="ta1">
        <table:shapes>
          <draw:frame draw:z-index="0" draw:style-name="gr1" draw:text-style-name="P1" svg:width="159.99mm" svg:height="89.99mm" svg:x="51.23mm" svg:y="35.33mm">
            <draw:object draw:notify-on-update-of-ranges="output.B1:output.B1 output.B2:output.B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Occurence</text:p>
          </table:table-cell>
          <table:table-cell/>
          <table:table-cell office:value-type="string" calcext:value-type="string">
            <text:p>MurmurHash(8)</text:p>
          </table:table-cell>
          <table:table-cell office:value-type="string" calcext:value-type="string">
            <text:p>With 0</text:p>
          </table:table-cell>
          <table:table-cell office:value-type="string" calcext:value-type="string">
            <text:p>Without 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Max collisions</text:p>
          </table:table-cell>
          <table:table-cell table:formula="of:=MAX([.B2:.B257])" office:value-type="float" office:value="93" calcext:value-type="float">
            <text:p>93</text:p>
          </table:table-cell>
          <table:table-cell table:formula="of:=MAX([.B3:.B257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in collisions</text:p>
          </table:table-cell>
          <table:table-cell table:formula="of:=MIN([.B2:.B257])" office:value-type="float" office:value="13" calcext:value-type="float">
            <text:p>13</text:p>
          </table:table-cell>
          <table:table-cell table:formula="of:=MIN([.B3:.B257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omme</text:p>
          </table:table-cell>
          <table:table-cell table:formula="of:=SUM([.B2:.B257])" office:value-type="float" office:value="6475" calcext:value-type="float">
            <text:p>6475</text:p>
          </table:table-cell>
          <table:table-cell table:formula="of:=SUM([.B3:.B257])" office:value-type="float" office:value="6382" calcext:value-type="float">
            <text:p>6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vg collisions</text:p>
          </table:table-cell>
          <table:table-cell table:formula="of:=AVERAGE([.B2:.B257])" office:value-type="float" office:value="25.29296875" calcext:value-type="float">
            <text:p>25.29296875</text:p>
          </table:table-cell>
          <table:table-cell table:formula="of:=AVERAGE([.B3:.B257])" office:value-type="float" office:value="25.0274509803922" calcext:value-type="float">
            <text:p>25.0274509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Variance </text:p>
          </table:table-cell>
          <table:table-cell table:formula="of:=VAR([.B2:.B257])" office:value-type="float" office:value="40.37265625" calcext:value-type="float">
            <text:p>40.37265625</text:p>
          </table:table-cell>
          <table:table-cell table:formula="of:=VAR([.B3:.B257])" office:value-type="float" office:value="22.41262930369" calcext:value-type="float">
            <text:p>22.41262930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igma</text:p>
          </table:table-cell>
          <table:table-cell table:formula="of:=SQRT([.E6])" office:value-type="float" office:value="6.35394808367207" calcext:value-type="float">
            <text:p>6.3539480837</text:p>
          </table:table-cell>
          <table:table-cell table:formula="of:=SQRT([.F6])" office:value-type="float" office:value="4.73419785219101" calcext:value-type="float">
            <text:p>4.73419785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159.99mm" svg:height="89.99mm" svg:x="46.16mm" svg:y="1mm">
            <draw:object draw:notify-on-update-of-ranges="Sheet2.A1:Sheet2.A1 Sheet2.A2:Sheet2.A83 Sheet2.B1:Sheet2.B1 Sheet2.B2:Sheet2.B8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ccurences</text:p>
          </table:table-cell>
          <table:table-cell office:value-type="string" calcext:value-type="string">
            <text:p>Frequenc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matrix-columns-spanned="1" table:number-matrix-rows-spanned="82" table:formula="of:=FREQUENCY([output.B2:.B257];[.A2:.A8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office:string-value="" calcext:value-type="error">
            <text:p>#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1.92mm" fo:margin-right="5.66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20:56:48.141036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1T13:49:54.254547626</dc:date>
    <dc:creator>Mathis Caristan</dc:creator>
    <meta:editing-duration>PT34M51S</meta:editing-duration>
    <meta:editing-cycles>6</meta:editing-cycles>
    <meta:generator>LibreOffice/4.4.6.3$Linux_x86 LibreOffice_project/40m0$Build-3</meta:generator>
    <meta:document-statistic meta:table-count="2" meta:cell-count="7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7cm" svg:y="4.201cm" style:legend-expansion="high" chart:style-name="ch2"/>
        <chart:plot-area chart:style-name="ch3" table:cell-range-address="output.B1:output.B257" chart:data-source-has-labels="row" svg:x="0.32cm" svg:y="0.18cm" svg:width="12.938cm" svg:height="8.64cm">
          <chartooo:coordinate-region svg:x="1.127cm" svg:y="0.301cm" svg:width="12.131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put.B2:output.B257" chart:label-cell-address="output.B1:output.B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curence</text:p>
                <draw:g>
                  <svg:desc>output.B1:outpu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">
                <text:p>93</text:p>
                <draw:g>
                  <svg:desc>output.B2:output.B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5cm" svg:y="4.201cm" style:legend-expansion="high" chart:style-name="ch2"/>
        <chart:plot-area chart:style-name="ch3" table:cell-range-address="Sheet2.A1:Sheet2.B83" chart:data-source-has-labels="both" svg:x="0.32cm" svg:y="0.18cm" svg:width="12.806cm" svg:height="8.64cm">
          <chartooo:coordinate-region svg:x="0.941cm" svg:y="0.379cm" svg:width="12.185cm" svg:height="7.649cm"/>
          <chart:axis chart:dimension="x" chart:name="primary-x" chart:style-name="ch4" chartooo:axis-type="auto">
            <chartooo:date-scale/>
            <chart:categories table:cell-range-address="Sheet2.A2:Sheet2.A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83" chart:label-cell-address="Sheet2.B1:Sheet2.B1" chart:class="chart:bar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es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0</text:p>
                <draw:g>
                  <svg:desc>Sheet2.A2:Sheet2.A83</svg:desc>
                </draw:g>
              </table:table-cell>
              <table:table-cell office:value-type="float" office:value="2">
                <text:p>2</text:p>
                <draw:g>
                  <svg:desc>Sheet2.B2:Sheet2.B83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